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gr1" style:family="graphic">
      <style:graphic-properties draw:stroke="solid" svg:stroke-color="#000000" draw:fill="none" draw:fill-color="#ffffff" fo:min-height="1.930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2.79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none" draw:fill-color="#ffffff" fo:min-height="2.5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color="#000000" draw:fill="none" draw:fill-color="#ffffff" fo:min-height="2.55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color="#000000" draw:fill="none" draw:fill-color="#ffffff" fo:min-height="1.878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3" draw:style-name="gr4" draw:text-style-name="P2" svg:width="2.5114in" svg:height="2.5567in" svg:x="4.1929in" svg:y="3.5492in"><draw:text-box><text:p text:style-name="P2">SongRetriever</text:p><text:p text:style-name="P2"/><text:p text:style-name="P3">Actions:</text:p><text:p text:style-name="P3">Get results from website</text:p><text:p text:style-name="P3">Parse contents to get songs and their attributes</text:p><text:p text:style-name="P3"/><text:p text:style-name="P3">Collaborators: </text:p><text:p text:style-name="P3">Song</text:p><text:p text:style-name="P3"/></draw:text-box></draw:frame><draw:frame text:anchor-type="paragraph" draw:z-index="2" draw:style-name="gr3" draw:text-style-name="P2" svg:width="2.2213in" svg:height="2.5669in" svg:x="4.3717in" svg:y="0.4693in"><draw:text-box><text:p text:style-name="P2">Main</text:p><text:p text:style-name="P2"/><text:p text:style-name="P3">Actions:</text:p><text:p text:style-name="P3">Exception handling</text:p><text:p text:style-name="P3"/><text:p text:style-name="P3"/><text:p text:style-name="P3">Collaborators:</text:p><text:p text:style-name="P3">SongSearcher</text:p></draw:text-box></draw:frame><draw:frame text:anchor-type="paragraph" draw:z-index="1" draw:style-name="gr2" draw:text-style-name="P2" svg:width="3.4043in" svg:height="2.7933in" svg:x="0.4661in" svg:y="3.0362in"><draw:text-box><text:p text:style-name="P2">SongSearcher</text:p><text:p text:style-name="P2"/><text:p text:style-name="P3">Actions:</text:p><text:p text:style-name="P3">Aggregate search results of different retrievers</text:p><text:p text:style-name="P3"/><text:p text:style-name="P3">Collaborators:</text:p><text:p text:style-name="P3">SongRetriever</text:p></draw:text-box></draw:frame><draw:frame text:anchor-type="paragraph" draw:z-index="0" draw:style-name="gr1" draw:text-style-name="P2" svg:width="3.3039in" svg:height="1.9307in" svg:x="0.611in" svg:y="0.4925in"><draw:text-box><text:p text:style-name="P2">Song</text:p><text:p text:style-name="P2"/><text:p text:style-name="P3">Actions:</text:p><text:p text:style-name="P3">Display name, album, etc.</text:p><text:p text:style-name="P3"/><text:p text:style-name="P3">Collaborators:</text:p><text:p text:style-name="P3">None</text:p></draw:text-box></draw:frame><draw:frame text:anchor-type="paragraph" draw:z-index="4" draw:style-name="gr5" draw:text-style-name="P2" svg:width="2.9689in" svg:height="1.8787in" svg:x="0.4772in" svg:y="6.3055in"><draw:text-box><text:p text:style-name="P2">GUI</text:p><text:p>Actions:</text:p><text:p>Interact with user</text:p><text:p>Display search results</text:p><text:p/><text:p>Collaborators:</text:p><text:p>SongSearcher</text:p></draw:text-box></draw:frame>CR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na Lamdany</meta:initial-creator>
    <meta:creation-date>2012-05-02T15:17:50</meta:creation-date>
    <dc:date>2012-05-02T16:21:45</dc:date>
    <dc:creator>Dina Lamdany</dc:creator>
    <meta:editing-duration>PT1H3M57S</meta:editing-duration>
    <meta:editing-cycles>17</meta:editing-cycles>
    <meta:generator>OpenOffice.org/3.3$Unix OpenOffice.org_project/330m20$Build-9567</meta:generator>
    <meta:document-statistic meta:table-count="0" meta:image-count="0" meta:object-count="0" meta:page-count="1" meta:paragraph-count="1" meta:word-count="1" meta:character-count="3"/>
  </office:meta>
</office:document-meta>
</file>